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b6d" officeooo:paragraph-rsid="001fcb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at the Banker is a fun and addicting new card game by New Game Town! Play for free and challenge yourself to climb the leaderboard. Once you think you've got what it takes, sign up for a Tournament where real prizes like tablets and cold, hard cash are up for grabs!</text:p>
      <text:p text:style-name="P1"/>
      <text:p text:style-name="P1"><text:tab/><text:tab/><text:tab/><text:tab/><text:tab/><text:tab/><text:tab/>&lt;h2&gt;Not on Android?&lt;/h2&gt;</text:p>
      <text:p text:style-name="P1"><text:tab/><text:tab/><text:tab/><text:tab/><text:tab/><text:tab/><text:tab/><text:tab/>&lt;p&gt;Beat the Banker is currently available for Android devices. An iOS version is coming soon, sign up for our mailing list to stay in the loop!&lt;/p&gt;</text:p>
      <text:p text:style-name="P1"><text:tab/><text:tab/><text:tab/><text:tab/><text:tab/><text:tab/><text:tab/><text:tab/>&lt;form name="email" action="mailto:support@beat-the-banker.com?Subject=I%20want%20Beat%20the%20Banker%20on%20iOS!" method="post"&gt;</text:p>
      <text:p text:style-name="P1"><text:tab/><text:tab/><text:tab/><text:tab/><text:tab/><text:tab/><text:tab/><text:tab/>&lt;label for="email"&gt;Email:&lt;/label&gt;</text:p>
      <text:p text:style-name="P1"><text:tab/><text:tab/><text:tab/><text:tab/><text:tab/><text:tab/><text:tab/><text:tab/>&lt;input type="email" name="email" id="frmEmail" placeholder="name@example.com" required autocomplete="email"&gt;</text:p>
      <text:p text:style-name="P1"><text:tab/><text:tab/><text:tab/><text:tab/><text:tab/><text:tab/><text:tab/><text:tab/>&lt;input class="button" type="submit" value="Submit"&gt;</text:p>
      <text:p text:style-name="P1"><text:tab/><text:tab/><text:tab/><text:tab/><text:tab/><text:tab/><text:tab/><text:tab/>&lt;/form&gt;</text:p>
      <text:p text:style-name="P1"/>
      <text:p text:style-name="P1"/>
      <text:p text:style-name="P1"/>
      <text:p text:style-name="P1"/>
      <text:p text:style-name="P1">&lt;h2&gt;About&lt;/h2&gt;</text:p>
      <text:p text:style-name="P1"><text:tab/><text:tab/><text:tab/><text:tab/><text:tab/><text:tab/><text:tab/>&lt;p&gt;&lt;strong&gt;Beat the Banker&lt;/strong&gt; is a new card game based on the popular Chinese card game Dou Dizhu, or Fight the Landlord. Beat the Banker is played with three players—two Workers on a team against the Banker. Play hands of cards and try to run out of cards first to win!&lt;/p&gt;</text:p>
      <text:p text:style-name="P1"><text:tab/><text:tab/><text:tab/><text:tab/><text:tab/><text:tab/><text:tab/>&lt;a href="http://goo.gl/zKZVPU"&gt;</text:p>
      <text:p text:style-name="P1"><text:s/><text:tab/><text:tab/> <text:s text:c="3"/>&lt;img alt="Android app on Google Play" src="https://developer.android.com/images/brand/en_app_rgb_wo_60.png"&gt;&lt;/a&gt;</text:p>
      <text:p text:style-name="P1"><text:tab/><text:tab/><text:tab/><text:tab/><text:tab/><text:tab/>&lt;/section&gt;</text:p>
      <text:p text:style-name="P1"><text:tab/><text:tab/><text:tab/><text:tab/><text:tab/>&lt;/div&gt;</text:p>
      <text:p text:style-name="P1"><text:tab/><text:tab/><text:tab/><text:tab/><text:tab/>&lt;div class="6u"&gt;</text:p>
      <text:p text:style-name="P1"></text:p>
      <text:p text:style-name="P1"><text:tab/><text:tab/><text:tab/><text:tab/><text:tab/><text:tab/>&lt;section&gt;</text:p>
      <text:p text:style-name="P1"><text:tab/><text:tab/><text:tab/><text:tab/><text:tab/><text:tab/><text:tab/>&lt;img id="n7" src="images/n7_185-316.png"&gt;</text:p>
      <text:p text:style-name="P1"><text:tab/><text:tab/><text:tab/><text:tab/><text:tab/><text:tab/><text:tab/>&lt;h2&gt;Try it out!&lt;/h2&gt;</text:p>
      <text:p text:style-name="P1"><text:tab/><text:tab/><text:tab/><text:tab/><text:tab/><text:tab/><text:tab/>&lt;p&gt;Beat the Banker is easy to learn and fun while still being difficult to master. Learn the game and get familiar with the strategy while climbing the Leaderboards, then challenge yourself in the Tournaments. Big Tournaments award prizes like cash and a Nexus 7 tablet!&lt;/p&gt;</text:p>
      <text:p text:style-name="P1"><text:tab/><text:tab/><text:tab/><text:tab/><text:tab/><text:tab/>&lt;/section&gt;</text:p>
      <text:p text:style-name="P1"/>
      <text:p text:style-name="P1"/>
      <text:p text:style-name="P1"/>
      <text:p text:style-name="P1"/>
      <text:p text:style-name="P1"/>
      <text:p text:style-name="P1"/>
      <text:p text:style-name="P1"/>
      <text:p text:style-name="P1"/>
      <text:p text:style-name="P1"><text:soft-page-break/><text:tab/><text:tab/><text:tab/><text:tab/><text:tab/><text:tab/><text:tab/>&lt;h2&gt;Contact Us&lt;/h2&gt;</text:p>
      <text:p text:style-name="P1"><text:tab/><text:tab/><text:tab/><text:tab/><text:tab/><text:tab/><text:tab/>&lt;p&gt;Support &amp;amp; General Inqueries&lt;/p&gt;</text:p>
      <text:p text:style-name="P1"><text:tab/><text:tab/><text:tab/><text:tab/><text:tab/><text:tab/><text:tab/>&lt;a class="button" href="<text:a xlink:type="simple" xlink:href="mailto:support@beat-the-banker.com">mailto:support@beat-the-banker.com</text:a>"&gt;support@beat-the-banker.com&lt;/a&gt;</text:p>
      <text:p text:style-name="P1"/>
      <text:p text:style-name="P1"/>
      <text:p text:style-name="P1"/>
      <text:p text:style-name="P1"/>
      <text:p text:style-name="P1">&lt;h2&gt;Rules&lt;/h2&gt;</text:p>
      <text:p text:style-name="P1"><text:tab/><text:tab/><text:tab/><text:tab/><text:tab/><text:tab/><text:tab/>&lt;p&gt;In a nutshell, the goal of Beat the Banker is to run out of cards first by playing sequences of cards out of you hand. Beat the Banker pits one player—the Banker—on a team against two Workers. If either Worker runs out first, both win. If the Banker is the first to go out, they win.&lt;/p&gt;</text:p>
      <text:p text:style-name="P1"><text:tab/><text:tab/><text:tab/><text:tab/><text:tab/><text:tab/><text:tab/>&lt;div&gt;</text:p>
      <text:p text:style-name="P1"><text:tab/><text:tab/><text:tab/><text:tab/><text:tab/><text:tab/><text:tab/><text:tab/>&lt;h2 id = "play"&gt;PLAY&lt;/h2&gt;</text:p>
      <text:p text:style-name="P1"><text:tab/><text:tab/><text:tab/><text:tab/><text:tab/><text:tab/><text:tab/><text:tab/>&lt;dl&gt;</text:p>
      <text:p text:style-name="P1"><text:tab/><text:tab/><text:tab/><text:tab/><text:tab/><text:tab/><text:tab/><text:tab/><text:tab/>&lt;dt&gt;Dealing&lt;/dt&gt;</text:p>
      <text:p text:style-name="P1"><text:tab/><text:tab/><text:tab/><text:tab/><text:tab/><text:tab/><text:tab/><text:tab/><text:tab/>&lt;dd&gt;17 cards are dealt to each player and the final three cards are set aside to be given to the player who wins the Bid to be the Banker.&lt;/dd&gt;</text:p>
      <text:p text:style-name="P1"><text:tab/><text:tab/><text:tab/><text:tab/><text:tab/><text:tab/><text:tab/><text:tab/><text:tab/>&lt;dt&gt;Bidding&lt;/dt&gt;</text:p>
      <text:p text:style-name="P1"><text:tab/><text:tab/><text:tab/><text:tab/><text:tab/><text:tab/><text:tab/><text:tab/><text:tab/>&lt;dd&gt;Players can bid 1, 2 or 3. The highest bidder becomes the Banker. 3 is the maximum bid and anyone who bids 3 becomes the Banker immediately. The Bid determines the first multiplier on the Stakes.&lt;/dd&gt;</text:p>
      <text:p text:style-name="P1"><text:tab/><text:tab/><text:tab/><text:tab/><text:tab/><text:tab/><text:tab/><text:tab/><text:tab/>&lt;dt&gt;Playing&lt;/dt&gt;</text:p>
      <text:p text:style-name="P1"><text:tab/><text:tab/><text:tab/><text:tab/><text:tab/><text:tab/><text:tab/><text:tab/><text:tab/>&lt;dd&gt;The Banker is given the three extra cards and gets to play the first hand. The Banker starts with an Open Table, meaning they can play any hand that is valid. Open Tables also occur whenever both other players pass after you play.&lt;/dd&gt;</text:p>
      <text:p text:style-name="P1"><text:tab/><text:tab/><text:tab/><text:tab/><text:tab/><text:tab/><text:tab/><text:tab/><text:tab/>&lt;dd&gt;Once the Banker plays, the play moves clockwise to the next player and they have a chance to match the hand played by the Banker with higher cards. The hand format being played cannot change until someone gets an Open Table and plays a new hand.&lt;/dd&gt;</text:p>
      <text:p text:style-name="P1"><text:tab/><text:tab/><text:tab/><text:tab/><text:tab/><text:tab/><text:tab/><text:tab/><text:tab/>&lt;dt&gt;Ending the Game&lt;/dd&gt;</text:p>
      <text:p text:style-name="P1"><text:tab/><text:tab/><text:tab/><text:tab/><text:tab/><text:tab/><text:tab/><text:tab/><text:tab/>&lt;dd&gt;The game ends when the Banker runs out of cards or when either of the two Workers runs out of cards.&lt;/dd&gt;</text:p>
      <text:p text:style-name="P1"><text:tab/><text:tab/><text:tab/><text:tab/><text:tab/><text:tab/><text:tab/><text:tab/><text:tab/>&lt;dt&gt;Payout&lt;/dt&gt;</text:p>
      <text:p text:style-name="P1"><text:tab/><text:tab/><text:tab/><text:tab/><text:tab/><text:tab/><text:tab/><text:tab/><text:tab/>&lt;dd&gt;The payout is determined by the base stakes, the bid, and if any extra multipliers occurred during the game. The Stakes is first multiplied by the bid. Each Bomb or Nuke played multiplies the Stakes by 2. If a Bank Run occurs—if the Banker is the only one to play and wins, or if the Banker only plays on their first Open Table and loses—then the stakes are multiplied by 2 as well.&lt;/dd&gt;</text:p>
      <text:p text:style-name="P1"><text:tab/><text:tab/><text:tab/><text:tab/><text:tab/><text:tab/><text:tab/><text:tab/><text:tab/>&lt;dd&gt;Once the final stakes are calculated, the winner of the game is paid. If the Banker wins, each Worker pays the stakes to the Banker. If the Banker wins, they pay the total stakes to each Worker. The Banker always has the most to lose or gain!&lt;/dd&gt;</text:p>
      <text:p text:style-name="P1"><text:tab/><text:tab/><text:tab/><text:tab/><text:tab/><text:tab/><text:tab/><text:tab/>&lt;/dl&gt;</text:p>
      <text:p text:style-name="P1"><text:tab/><text:tab/><text:tab/><text:tab/><text:tab/><text:tab/><text:tab/>&lt;/div&gt;</text:p>
      <text:p text:style-name="P1"><text:tab/><text:tab/><text:tab/><text:tab/><text:tab/><text:tab/><text:tab/>&lt;br&gt;</text:p>
      <text:p text:style-name="P1"><text:soft-page-break/><text:tab/><text:tab/><text:tab/><text:tab/><text:tab/><text:tab/><text:tab/>&lt;div&gt;</text:p>
      <text:p text:style-name="P1"><text:tab/><text:tab/><text:tab/><text:tab/><text:tab/><text:tab/><text:tab/><text:tab/>&lt;h2 id = "hands"&gt;HANDS&lt;/h2&gt;</text:p>
      <text:p text:style-name="P1"><text:tab/><text:tab/><text:tab/><text:tab/><text:tab/><text:tab/><text:tab/><text:tab/>Every hand in Beat the Banker must be in one of the following shapes:&lt;br&gt;</text:p>
      <text:p text:style-name="P1"><text:tab/><text:tab/><text:tab/><text:tab/><text:tab/><text:tab/><text:tab/><text:tab/>&lt;img border="0" src="images/hands_610-349.png" alt="" width="610" height="349"&gt;</text:p>
      <text:p text:style-name="P1"><text:tab/><text:tab/><text:tab/><text:tab/><text:tab/><text:tab/><text:tab/><text:tab/>&lt;ul&gt;</text:p>
      <text:p text:style-name="P1"><text:tab/><text:tab/><text:tab/><text:tab/><text:tab/><text:tab/><text:tab/><text:tab/><text:tab/>&lt;li&gt;Aces are high and Jokers are higher. The Red Joker beats the Black Joker.&lt;/li&gt;</text:p>
      <text:p text:style-name="P1"><text:tab/><text:tab/><text:tab/><text:tab/><text:tab/><text:tab/><text:tab/><text:tab/><text:tab/>&lt;li&gt;Bombs can be played on any hand and are only beaten by higher Bombs or the Nuke.&lt;/li&gt;</text:p>
      <text:p text:style-name="P1"><text:tab/><text:tab/><text:tab/><text:tab/><text:tab/><text:tab/><text:tab/><text:tab/><text:tab/>&lt;li&gt;The Nuke is the highest Bomb and is unbeatable.&lt;/li&gt;</text:p>
      <text:p text:style-name="P1"><text:tab/><text:tab/><text:tab/><text:tab/><text:tab/><text:tab/><text:tab/><text:tab/><text:tab/>&lt;li&gt;Bombs and Nukes double the stakes when played.&lt;/li&gt;</text:p>
      <text:p text:style-name="P1"><text:tab/><text:tab/><text:tab/><text:tab/><text:tab/><text:tab/><text:tab/><text:tab/><text:tab/>&lt;li&gt;The Bomb can be played with 2 Kickers or 2 Pairs, but it loses its Bomb properties.&lt;/li&gt;</text:p>
      <text:p text:style-name="P1"><text:tab/><text:tab/><text:tab/><text:tab/><text:tab/><text:tab/><text:tab/><text:tab/><text:tab/>&lt;li&gt;A Straight, Pair Straight or Triple Double can use as many consecutive cards as the player chooses.&lt;/li&gt;</text:p>
      <text:p text:style-name="P1"><text:tab/><text:tab/><text:tab/><text:tab/><text:tab/><text:tab/><text:tab/><text:tab/><text:tab/>&lt;li&gt;A Triple Double played with Kickers or pairs must have as many Kickers or Pairs as it has consecutive Triples.&lt;/li&gt;</text:p>
      <text:p text:style-name="P1"><text:tab/><text:tab/><text:tab/><text:tab/><text:tab/><text:tab/><text:tab/><text:tab/>&lt;/ul&gt;</text:p>
      <text:p text:style-name="P1"><text:tab/><text:tab/><text:tab/><text:tab/><text:tab/><text:tab/><text:tab/>&lt;/div&gt;</text:p>
      <text:p text:style-name="P1"><text:tab/><text:tab/><text:tab/><text:tab/><text:tab/><text:tab/><text:tab/>&lt;div&gt;</text:p>
      <text:p text:style-name="P1"><text:tab/><text:tab/><text:tab/><text:tab/><text:tab/><text:tab/><text:tab/><text:tab/>&lt;h2 id = "types"&gt;GAME TYPES&lt;/h2&gt;</text:p>
      <text:p text:style-name="P1"><text:tab/><text:tab/><text:tab/><text:tab/><text:tab/><text:tab/><text:tab/><text:tab/>&lt;p&gt;In the Beat the Banker app, players have three choices for how they want to play: Instant Match, Practice, or Group Match.&lt;/p&gt;</text:p>
      <text:p text:style-name="P1"><text:tab/><text:tab/><text:tab/><text:tab/><text:tab/><text:tab/><text:tab/><text:tab/>&lt;p&gt;Instant Match places players in a game with two random players. The system will match players who are near each other in skill level to ensure fun, fair games. Instant Match is the only way to earn Exp towards the Leaderboard.&lt;/p&gt;</text:p>
      <text:p text:style-name="P1"><text:tab/><text:tab/><text:tab/><text:tab/><text:tab/><text:tab/><text:tab/><text:tab/>&lt;p&gt;Practice gives players a chance to learn the game with a few pre-set hands. The opponents in Practice are AI players. Each of the three stages can be played multiple times, but awards are only given out for the first time each stage is beat.&lt;/p&gt;</text:p>
      <text:p text:style-name="P1"><text:tab/><text:tab/><text:tab/><text:tab/><text:tab/><text:tab/><text:tab/><text:tab/>&lt;p&gt;Group Match features several different types of Tournaments. In Win Coins are smaller Tournaments with Coin rewards for top players. Win Tickets games feature bigger Coin entry fees and bigger rewards. You get free Tickets simply for signing up for Win Tickets matches. Win Prizes matches are where the real prizes are: Daily Cash Tournaments and the weekly Tablet Tournament can be found here!&lt;/p&gt;</text:p>
      <text:p text:style-name="P1"><text:tab/><text:tab/><text:tab/><text:tab/><text:tab/><text:tab/><text:tab/>&lt;/div&gt;</text:p>
      <text:p text:style-name="P1"><text:tab/><text:tab/><text:tab/><text:tab/><text:tab/><text:tab/>&lt;/section&gt;</text:p>
      <text:p text:style-name="P1"/>
      <text:p text:style-name="P1"/>
      <text:p text:style-name="P1">&lt;h2&gt;Strategy&lt;/h2&gt;</text:p>
      <text:p text:style-name="P1"><text:tab/><text:tab/><text:tab/><text:tab/><text:tab/><text:tab/><text:tab/>&lt;p&gt;Though Beat the Banker is an easy game to learn, it is a tough game to master! There’s a lot to consider when bidding and playing your cards.&lt;/p&gt;</text:p>
      <text:p text:style-name="P1"><text:tab/><text:tab/><text:tab/><text:tab/><text:tab/><text:tab/><text:tab/>&lt;div&gt;</text:p>
      <text:p text:style-name="P1"><text:tab/><text:tab/><text:tab/><text:tab/><text:tab/><text:tab/><text:tab/><text:tab/>&lt;h2 id = "bidding"&gt;BIDDING&lt;/h2&gt;</text:p>
      <text:p text:style-name="P1"><text:tab/><text:tab/><text:tab/><text:tab/><text:tab/><text:tab/><text:tab/><text:tab/>&lt;p&gt;Knowing when to bid and when to pass is a crucial Skill. Always look closely at your cards and try to plan an ideal way to play them. Think <text:soft-page-break/>about how you’ll take control of the table and ensure you’ll have an Open Table. Look for things like Pairs of Aces, Jokers, or lots of Kings to see if you have a good hand.&lt;/p&gt;</text:p>
      <text:p text:style-name="P1"></text:p>
      <text:p text:style-name="P1"><text:tab/><text:tab/><text:tab/><text:tab/><text:tab/><text:tab/><text:tab/><text:tab/>&lt;p&gt;Generally-speaking, if you have a Bomb or Nuke in your hand, you should strongly consider bidding. On the other hand, if you have no high cards and can’t keep control of the Open Table after you bomb, it’s a better idea to let someone else bid and then take control from them.&lt;/p&gt;</text:p>
      <text:p text:style-name="P1"></text:p>
      <text:p text:style-name="P1"><text:tab/><text:tab/><text:tab/><text:tab/><text:tab/><text:tab/><text:tab/><text:tab/>&lt;p&gt;Another way to think of it is in terms of the value of your cards. If the Red Joker is worth 4 points, the Black Joker is worth 3, Aces are worth 2 and Kings are worth 1, then it’s a good idea to bid if you have over 7 points.&lt;/p&gt;</text:p>
      <text:p text:style-name="P1"></text:p>
      <text:p text:style-name="P1"><text:tab/><text:tab/><text:tab/><text:tab/><text:tab/><text:tab/><text:tab/><text:tab/>&lt;p&gt;Always consider what your lower cards are. In any situation, if you have a big mix of pairs and singles that can’t be chained together, it’s not a good idea to bid unless you have a surefire way to maintain control.&lt;/p&gt;</text:p>
      <text:p text:style-name="P1"></text:p>
      <text:p text:style-name="P1"><text:tab/><text:tab/><text:tab/><text:tab/><text:tab/><text:tab/><text:tab/><text:tab/>&lt;p&gt;Don’t forget, you have to account for the three extra cards when bidding to be the Banker. If you have a perfect hand already, it may be best to pass, then take control and win rather than risking losing because of the extra cards.&lt;/p&gt;</text:p>
      <text:p text:style-name="P1"><text:tab/><text:tab/><text:tab/><text:tab/><text:tab/><text:tab/><text:tab/>&lt;/div&gt;</text:p>
      <text:p text:style-name="P1"><text:tab/><text:tab/><text:tab/><text:tab/><text:tab/><text:tab/><text:tab/>&lt;br&gt;</text:p>
      <text:p text:style-name="P1"><text:tab/><text:tab/><text:tab/><text:tab/><text:tab/><text:tab/><text:tab/>&lt;div&gt;</text:p>
      <text:p text:style-name="P1"><text:tab/><text:tab/><text:tab/><text:tab/><text:tab/><text:tab/><text:tab/><text:tab/>&lt;h2 id = "playing"&gt;PLAYING&lt;/h2&gt;</text:p>
      <text:p text:style-name="P1"><text:tab/><text:tab/><text:tab/><text:tab/><text:tab/><text:tab/><text:tab/><text:tab/>&lt;p&gt;The most important thing to keep in mind when playing is how you can take control of the table. An Open Table is a great way to both play low cards and to set up control later. If you have low pairs and high pairs, play the low pairs first, then retake control with a high pair.&lt;/p&gt;</text:p>
      <text:p text:style-name="P1"><text:tab/><text:tab/><text:tab/><text:tab/><text:tab/><text:tab/><text:tab/><text:tab/>&lt;p&gt;Be aware of how many cards other players have. If you all have over ten cards, it’s usually better to play low cards whenever you can to get rid of them. On the other hand, if someone has a lot fewer cards than you, try to think about how you can prevent them from playing more by playing big hands like straights.&lt;/p&gt;</text:p>
      <text:p text:style-name="P1"><text:tab/><text:tab/><text:tab/><text:tab/><text:tab/><text:tab/><text:tab/><text:tab/>&lt;p&gt;When you’re a Worker, don’t forget that if either you or the other Worker goes out, both of you win. If the other Worker is playing a lot of cards and looks like they might run out first, try to help them go out by playing low cards to set them up when you are in control.&lt;/p&gt;</text:p>
      <text:p text:style-name="P1"><text:tab/><text:tab/><text:tab/><text:tab/><text:tab/><text:tab/><text:tab/><text:tab/>&lt;p&gt;Another important skill is keeping track of which high cards have been played. This is useful because it can allow you to take control even when you’re not playing your highest cards. For example, if someone takes control with a single Ace then plays a pair and you have a pair of Aces and a pair of Kings, your Kings can’t be beat since only one other Ace is in the game. Play your Kings and save your Aces for later.&lt;/p&gt;</text:p>
      <text:p text:style-name="P1"><text:tab/><text:tab/><text:tab/><text:tab/><text:tab/><text:tab/><text:tab/><text:tab/>&lt;p&gt;If you don’t win Banker, be sure to keep in mind which cards the Banker has won. You may be able to predict certain plays depending on which cards you have seen played and the three cards you know the Banker has.&lt;/p&gt;</text:p>
      <text:p text:style-name="P1"><text:tab/><text:tab/><text:tab/><text:tab/><text:tab/><text:tab/><text:tab/><text:tab/>&lt;p&gt;Keep in mind that playing single cards is the toughest way to maintain control of the table, especially if you don’t have the Red Joker. When playing straights, try to keep in mind how many pairs or higher you’re breaking up—sometimes it’s better to play the pairs instead of the straight.&lt;/p&gt;</text:p>
      <text:p text:style-name="P1"><text:tab/><text:tab/><text:tab/><text:tab/><text:tab/><text:tab/><text:tab/><text:tab/>&lt;p&gt;Bombs and Nukes are another important factor in strategy. Before you play your Bomb, think about how likely it is someone else has a Bomb or <text:soft-page-break/>Nuke, and also how likely it’ll be that you’ll win. You don’t want to Bomb, double the stakes, then lose! &lt;/p&gt;</text:p>
      <text:p text:style-name="P1"><text:tab/><text:tab/><text:tab/><text:tab/><text:tab/><text:tab/><text:tab/><text:tab/>&lt;p&gt;Don’t forget a Bomb can be played with two kickers or two pairs instead. It negates the Bomb status (no stakes doubled and can’t be played on any hand) but if you only have a Bomb and three low singles left, it may be smarter to forgo the double stakes in favor of a guaranteed win by playing the Bomb+Kickers then your final single.&lt;/p&gt;</text:p>
      <text:p text:style-name="P1"><text:tab/><text:tab/><text:tab/><text:tab/><text:tab/><text:tab/><text:tab/><text:tab/>&lt;p&gt;If you’re playing a single card and you have an Ace and the Black Joker but the Red Joker hasn’t been played, play the Ace first. The Red Joker player will have to play it if they want control and afterwards you’ll have the strongest card left in the game.&lt;/p&gt;</text:p>
      <text:p text:style-name="P1"><text:tab/><text:tab/><text:tab/><text:tab/><text:tab/><text:tab/><text:tab/><text:tab/>&lt;p&gt;When you have multiple plays with one hand, think carefully about how you want to set play them out. For example, if you have 2344556678, it’s better to split the Pair Straight up into two straights—23456 and 45678. This way you won’t be left over with any pesky singles.&lt;/p&gt;</text:p>
      <text:p text:style-name="P1"><text:tab/><text:tab/><text:tab/><text:tab/><text:tab/><text:tab/><text:tab/>&lt;/div&gt;</text:p>
      <text:p text:style-name="P1"><text:tab/><text:tab/><text:tab/><text:tab/><text:tab/><text:tab/><text:tab/>&lt;br&gt;</text:p>
      <text:p text:style-name="P1"><text:tab/><text:tab/><text:tab/><text:tab/><text:tab/><text:tab/><text:tab/>&lt;div&gt;</text:p>
      <text:p text:style-name="P1"><text:tab/><text:tab/><text:tab/><text:tab/><text:tab/><text:tab/><text:tab/><text:tab/>&lt;h2 id = "types"&gt;GAME TYPES&lt;/h2&gt;</text:p>
      <text:p text:style-name="P1"><text:tab/><text:tab/><text:tab/><text:tab/><text:tab/><text:tab/><text:tab/><text:tab/>&lt;p&gt;In the Beat the Banker app, players have three choices for how they want to play: Instant Match, Practice, or Group Match.&lt;/p&gt;</text:p>
      <text:p text:style-name="P1"><text:tab/><text:tab/><text:tab/><text:tab/><text:tab/><text:tab/><text:tab/><text:tab/>&lt;p&gt;Instant Match places players in a game with two random players. The system will match players who are near each other in skill level to ensure fun, fair games. Instant Match is the only way to earn Exp towards the Leaderboard.&lt;/p&gt;</text:p>
      <text:p text:style-name="P1"><text:tab/><text:tab/><text:tab/><text:tab/><text:tab/><text:tab/><text:tab/><text:tab/>&lt;p&gt;Practice gives players a chance to learn the game with a few pre-set hands. The opponents in Practice are AI players. Each of the three stages can be played multiple times, but awards are only given out for the first time each stage is beat.&lt;/p&gt;</text:p>
      <text:p text:style-name="P1"><text:tab/><text:tab/><text:tab/><text:tab/><text:tab/><text:tab/><text:tab/><text:tab/>&lt;p&gt;Group Match features several different types of Tournaments. In Win Coins are smaller Tournaments with Coin rewards for top players. Win Tickets games feature bigger Coin entry fees and bigger rewards. You get free Tickets simply for signing up for Win Tickets matches. Win Prizes matches are where the real prizes are: Daily Cash Tournaments and the weekly Tablet Tournament can be found here!&lt;/p&gt;</text:p>
      <text:p text:style-name="P1"><text:tab/><text:tab/><text:tab/><text:tab/><text:tab/><text:tab/><text:tab/>&lt;/div&gt;</text:p>
      <text:p text:style-name="P1"><text:tab/><text:tab/><text:tab/><text:tab/><text:tab/><text:tab/>&lt;/section&gt;</text:p>
      <text:p text:style-name="P1"/>
      <text:p text:style-name="P1"/>
      <text:p text:style-name="P1"><text:tab/><text:tab/><text:tab/><text:tab/><text:tab/>Beat the Banker™ was developed in Seattle by New Game Town, LLC.&lt;br&gt;</text:p>
      <text:p text:style-name="P1"><text:tab/><text:tab/><text:tab/><text:tab/><text:tab/><text:tab/><text:tab/>&amp;copy; New Game Town. 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5:13:42.180316751</meta:creation-date>
    <meta:generator>LibreOffice/4.2.4.2$Linux_X86_64 LibreOffice_project/420m0$Build-2</meta:generator>
    <dc:date>2014-08-05T15:21:32.683606279</dc:date>
    <meta:editing-duration>P0D</meta:editing-duration>
    <meta:editing-cycles>1</meta:editing-cycles>
    <meta:document-statistic meta:table-count="0" meta:image-count="0" meta:object-count="0" meta:page-count="5" meta:paragraph-count="105" meta:word-count="1963" meta:character-count="12157" meta:non-whitespace-character-count="9463"/>
  </office:meta>
</office:document-meta>
</file>